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rshal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shallerTests.marshalEmptyDOM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MarshallerTests.marshalStreamResul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rshallerTests.marshalJaxp14StaxResultStream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arshallerTests.marshalStaxResultEven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arshallerTests.marshalStaxResultStream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arshallerTests.marshalStreamResul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rshallerTests.marshalDOM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MarshallerTests.marshalJaxp14StaxResultEven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